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000000" draw:marker-start-width="0.35cm" draw:marker-end="Linienende_20_1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="Linienende_20_1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e6e64c" draw:textarea-horizontal-align="justify" draw:textarea-vertical-align="top" draw:auto-grow-height="false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4.522cm" svg:height="4.76cm" svg:x="0.6cm" svg:y="0.24cm">
          <text:p text:style-name="P1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66cm" svg:height="1.859cm" svg:x="0.634cm" svg:y="5.816cm">
          <text:p text:style-name="P1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8.756cm" svg:height="3.93cm" svg:x="0.6cm" svg:y="8.57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1cm" svg:height="0.8cm" svg:x="0.8cm" svg:y="8.77cm">
          <text:p text:style-name="P1">NIC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2.5cm" svg:x="0.8cm" svg:y="9.77cm">
          <text:p text:style-name="P1"><text:span text:style-name="T1">Client Process</text:span></text:p>
          <text:p text:style-name="P3"><text:span text:style-name="T2">Rank: 1</text:span></text:p>
          <text:p text:style-name="P3"><text:span text:style-name="T2">Application: “Jacobi“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11cm" svg:height="0.8cm" svg:x="0.8cm" svg:y="4.1cm">
          <text:p text:style-name="P1">N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1cm" svg:height="2.5cm" svg:x="0.8cm" svg:y="1.44cm">
          <text:p text:style-name="P1"><text:span text:style-name="T1">Client Process</text:span></text:p>
          <text:p text:style-name="P3"><text:span text:style-name="T2">Rank: 0</text:span></text:p>
          <text:p text:style-name="P3"><text:span text:style-name="T2">Application: “Jacobi“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cm" svg:height="2.5cm" svg:x="5.1cm" svg:y="9.77cm">
          <text:p text:style-name="P1"><text:span text:style-name="T1">Client Process</text:span></text:p>
          <text:p text:style-name="P3"><text:span text:style-name="T2">Rank: 0</text:span></text:p>
          <text:p text:style-name="P3"><text:span text:style-name="T2">Application: “Matrix“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05cm" svg:height="0.734cm" svg:x="0.695cm" svg:y="6.866cm"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05cm" svg:height="0.734cm" svg:x="0.695cm" svg:y="5.9cm">
          <text:p text:style-name="P1">Port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55cm" svg:height="1.089cm" svg:x="7.045cm" svg:y="7.4cm">
          <draw:text-box>
            <text:p text:style-name="P4"><text:span text:style-name="T1">Connection</text:span></text:p>
          </draw:text-box>
        </draw:frame>
        <draw:frame draw:style-name="gr6" draw:text-style-name="P5" draw:layer="layout" svg:width="3.355cm" svg:height="1.089cm" svg:x="11.145cm" svg:y="7.4cm">
          <draw:text-box>
            <text:p text:style-name="P4"><text:span text:style-name="T1">Connection</text:span></text:p>
          </draw:text-box>
        </draw:frame>
        <draw:line draw:style-name="gr7" draw:text-style-name="P2" draw:layer="layout" svg:x1="1.6cm" svg:y1="5.9cm" svg:x2="1.6cm" svg:y2="4.87cm">
          <text:p text:style-name="P4"/>
        </draw:line>
        <draw:line draw:style-name="gr8" draw:text-style-name="P2" draw:layer="layout" svg:x1="1.093cm" svg:y1="5.9cm" svg:x2="1.1cm" svg:y2="4.87cm">
          <text:p text:style-name="P4"/>
        </draw:line>
        <draw:custom-shape draw:style-name="gr1" draw:text-style-name="P1" draw:layer="layout" svg:width="9.822cm" svg:height="3.951cm" svg:x="9.878cm" svg:y="8.549cm">
          <text:p text:style-name="P1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.381cm" svg:height="2.62cm" svg:x="10.148cm" svg:y="9.669cm"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4.4cm" svg:height="1.589cm" svg:x="14.978cm" svg:y="10.639cm"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4.193cm" svg:height="1.089cm" svg:x="15.219cm" svg:y="11.039cm">
          <draw:text-box>
            <text:p text:style-name="P4"><text:span text:style-name="T1">I/O Subsystem</text:span></text:p>
          </draw:text-box>
        </draw:frame>
        <draw:custom-shape draw:style-name="gr3" draw:text-style-name="P6" draw:layer="layout" svg:width="4.1cm" svg:height="1.175cm" svg:x="10.378cm" svg:y="10.939cm">
          <text:p text:style-name="P1"><text:span text:style-name="T1">Cache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" draw:layer="layout" svg:x1="14.278cm" svg:y1="11.639cm" svg:x2="15.278cm" svg:y2="11.639cm">
          <text:p text:style-name="P4"/>
        </draw:line>
        <draw:line draw:style-name="gr7" draw:text-style-name="P2" draw:layer="layout" svg:x1="1.601cm" svg:y1="8.7cm" svg:x2="1.601cm" svg:y2="7.67cm">
          <text:p text:style-name="P4"/>
        </draw:line>
        <draw:custom-shape draw:style-name="gr3" draw:text-style-name="P2" draw:layer="layout" svg:width="1.211cm" svg:height="0.8cm" svg:x="10.201cm" svg:y="8.77cm">
          <text:p text:style-name="P1">NIC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095cm" svg:y1="8.7cm" svg:x2="1.102cm" svg:y2="7.67cm">
          <text:p text:style-name="P4"/>
        </draw:line>
        <draw:line draw:style-name="gr7" draw:text-style-name="P2" draw:layer="layout" svg:x1="11cm" svg:y1="8.63cm" svg:x2="11cm" svg:y2="7.6cm">
          <text:p text:style-name="P4"/>
        </draw:line>
        <draw:line draw:style-name="gr8" draw:text-style-name="P2" draw:layer="layout" svg:x1="10.494cm" svg:y1="8.63cm" svg:x2="10.501cm" svg:y2="7.6cm">
          <text:p text:style-name="P4"/>
        </draw:line>
        <draw:custom-shape draw:style-name="gr2" draw:text-style-name="P1" draw:layer="layout" svg:width="9.824cm" svg:height="1.859cm" svg:x="9.878cm" svg:y="3.141cm">
          <text:p text:style-name="P1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05cm" svg:height="0.734cm" svg:x="10.03cm" svg:y="4.191cm"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05cm" svg:height="0.734cm" svg:x="10.031cm" svg:y="4.191cm"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05cm" svg:height="0.734cm" svg:x="9.996cm" svg:y="6.866cm">
          <text:p text:style-name="P1">Po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05cm" svg:height="0.734cm" svg:x="9.996cm" svg:y="5.9cm">
          <text:p text:style-name="P1">Port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901cm" svg:y1="5.9cm" svg:x2="10.901cm" svg:y2="4.87cm">
          <text:p text:style-name="P4"/>
        </draw:line>
        <draw:line draw:style-name="gr8" draw:text-style-name="P2" draw:layer="layout" svg:x1="10.394cm" svg:y1="5.9cm" svg:x2="10.401cm" svg:y2="4.87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ienende_20_1" draw:display-name="Linienende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01-01T17:26:43</meta:creation-date>
    <dc:date>2009-01-01T18:07:23</dc:date>
    <meta:editing-cycles>64</meta:editing-cycles>
    <meta:editing-duration>PT39M48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